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Normal">
      <style:text-properties officeooo:rsid="000f6bee" officeooo:paragraph-rsid="000f6bee"/>
    </style:style>
    <style:style style:name="P3" style:family="paragraph" style:parent-style-name="Normal">
      <style:text-properties officeooo:rsid="0011ac32" officeooo:paragraph-rsid="0011ac32"/>
    </style:style>
    <style:style style:name="P4" style:family="paragraph" style:parent-style-name="Normal">
      <style:text-properties officeooo:paragraph-rsid="0011ac32"/>
    </style:style>
    <style:style style:name="P5" style:family="paragraph" style:parent-style-name="Normal">
      <style:text-properties officeooo:rsid="001257a9" officeooo:paragraph-rsid="001257a9"/>
    </style:style>
    <style:style style:name="P6" style:family="paragraph" style:parent-style-name="Normal">
      <style:text-properties officeooo:rsid="0012e10d" officeooo:paragraph-rsid="0012e10d"/>
    </style:style>
    <style:style style:name="P7" style:family="paragraph" style:parent-style-name="Preformatted_20_Text">
      <style:text-properties officeooo:rsid="001257a9" officeooo:paragraph-rsid="001257a9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aragraphe_20_de_20_liste" style:list-style-name="L1"/>
    <style:style style:name="P10" style:family="paragraph" style:parent-style-name="Heading" style:master-page-name="MP0">
      <style:paragraph-properties style:page-number="auto" fo:break-before="page"/>
    </style:style>
    <style:style style:name="P11" style:family="paragraph" style:parent-style-name="Normal">
      <style:text-properties officeooo:rsid="0011ac32" officeooo:paragraph-rsid="0011ac32"/>
    </style:style>
    <style:style style:name="P12" style:family="paragraph" style:parent-style-name="Normal">
      <style:text-properties officeooo:rsid="001562b3" officeooo:paragraph-rsid="001562b3"/>
    </style:style>
    <style:style style:name="P13" style:family="paragraph" style:parent-style-name="Preformatted_20_Text">
      <style:text-properties officeooo:rsid="001562b3" officeooo:paragraph-rsid="001562b3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rsid="0015ea28" officeooo:paragraph-rsid="0015ea28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officeooo:rsid="00115b96"/>
    </style:style>
    <style:style style:name="T3" style:family="text">
      <style:text-properties officeooo:rsid="0011ac32"/>
    </style:style>
    <style:style style:name="T4" style:family="text">
      <style:text-properties fo:color="#9cdcfe"/>
    </style:style>
    <style:style style:name="T5" style:family="text">
      <style:text-properties fo:color="#9cdcfe" style:font-name="Consolas" fo:font-size="10.5pt" fo:font-weight="normal" fo:background-color="#1e1e1e" loext:char-shading-value="0"/>
    </style:style>
    <style:style style:name="T6" style:family="text">
      <style:text-properties fo:color="#d4d4d4" style:font-name="Consolas" fo:font-size="10.5pt" fo:font-weight="normal" fo:background-color="#1e1e1e" loext:char-shading-value="0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 fo:background-color="#1e1e1e" loext:char-shading-value="0"/>
    </style:style>
    <style:style style:name="T9" style:family="text">
      <style:text-properties officeooo:rsid="00137f75"/>
    </style:style>
    <style:style style:name="T10" style:family="text">
      <style:text-properties officeooo:rsid="001562b3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ngular</text:p>
      <text:h text:style-name="Heading_20_1" text:outline-level="1"><text:span text:style-name="T10">3</text:span>)</text:h>
      <text:p text:style-name="P12">a)</text:p>
      <text:p text:style-name="P12">ajout évenementt click</text:p>
      <text:p text:style-name="P13">(click)="onSelect(hero)"</text:p>
      <text:p text:style-name="P12">b)</text:p>
      <text:p text:style-name="P12">définition de l’evenement</text:p>
      <text:p text:style-name="P13">onSelect(hero: Hero): void {</text:p>
      <text:p text:style-name="Preformatted_20_Text"><text:s text:c="2"/>this.selectedHero = hero;</text:p>
      <text:p text:style-name="P8">}</text:p>
      <text:p text:style-name="P15">e)</text:p>
      <text:p text:style-name="P15">ajout de css conditionnel</text:p>
      <text:p text:style-name="P15">[class.selected]="hero === selectedHero"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title/>
    <dc:description/>
    <dc:subject/>
    <meta:initial-creator>Stephane Goodwin</meta:initial-creator>
    <meta:creation-date>2019-10-16T10:09:00Z</meta:creation-date>
    <dc:date>2019-11-27T12:02:02.435000000</dc:date>
    <meta:editing-cycles>8</meta:editing-cycles>
    <meta:editing-duration>PT12M18S</meta:editing-duration>
    <meta:document-statistic meta:table-count="0" meta:image-count="0" meta:object-count="0" meta:page-count="1" meta:paragraph-count="13" meta:word-count="27" meta:character-count="207" meta:non-whitespace-character-count="191"/>
    <meta:template xlink:type="simple" xlink:actuate="onRequest" xlink:title="" xlink:href="951E1979.dotm"/>
  </office:meta>
</office:document-meta>
</file>